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4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7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8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9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10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11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12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3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1a30" style:font-weight-asian="bold" style:font-weight-complex="bold"/>
    </style:style>
    <style:style style:name="T3" style:family="text">
      <style:text-properties fo:font-weight="bold" officeooo:rsid="000f0f8b" style:font-weight-asian="bold" style:font-weight-complex="bold"/>
    </style:style>
    <style:style style:name="T4" style:family="text">
      <style:text-properties fo:font-weight="bold" officeooo:rsid="0003d1c8" style:font-weight-asian="bold" style:font-weight-complex="bold"/>
    </style:style>
    <style:style style:name="T5" style:family="text">
      <style:text-properties officeooo:rsid="000df408"/>
    </style:style>
    <style:style style:name="T6" style:family="text">
      <style:text-properties officeooo:rsid="0000bd3f"/>
    </style:style>
    <style:style style:name="T7" style:family="text">
      <style:text-properties officeooo:rsid="00041a30"/>
    </style:style>
    <style:style style:name="T8" style:family="text">
      <style:text-properties officeooo:rsid="0003d1c8"/>
    </style:style>
    <style:style style:name="T9" style:family="text">
      <style:text-properties officeooo:rsid="000ea470"/>
    </style:style>
    <style:style style:name="T10" style:family="text">
      <style:text-properties officeooo:rsid="000f0f8b"/>
    </style:style>
    <style:style style:name="T11" style:family="text">
      <style:text-properties style:text-position="sub 58%" officeooo:rsid="0003d1c8"/>
    </style:style>
    <style:style style:name="T12" style:family="text">
      <style:text-properties style:text-position="sub 58%" fo:font-weight="bold" officeooo:rsid="0003d1c8" style:font-weight-asian="bold" style:font-weight-complex="bold"/>
    </style:style>
    <style:style style:name="T13" style:family="text">
      <style:text-properties officeooo:rsid="000215b3"/>
    </style:style>
    <style:style style:name="T14" style:family="text">
      <style:text-properties fo:color="#004f9e" loext:opacity="100%" officeooo:rsid="000215b3"/>
    </style:style>
    <style:style style:name="T15" style:family="text">
      <style:text-properties fo:color="#004f9e" loext:opacity="100%" fo:font-weight="bold" officeooo:rsid="00041a30" style:font-weight-asian="bold" style:font-weight-complex="bold"/>
    </style:style>
    <style:style style:name="T16" style:family="text">
      <style:text-properties fo:color="#9e4f00" loext:opacity="100%" officeooo:rsid="0003d1c8"/>
    </style:style>
    <style:style style:name="T17" style:family="text">
      <style:text-properties fo:color="#9e4f00" loext:opacity="100%" style:text-position="0% 100%"/>
    </style:style>
    <style:style style:name="T18" style:family="text">
      <style:text-properties fo:color="#9e4f00" loext:opacity="100%" fo:font-weight="bold" officeooo:rsid="00041a30" style:font-weight-asian="bold" style:font-weight-complex="bold"/>
    </style:style>
    <style:style style:name="T19" style:family="text">
      <style:text-properties fo:color="#9e4f00" loext:opacity="100%" fo:font-weight="bold" officeooo:rsid="000215b3" style:font-weight-asian="bold" style:font-weight-complex="bold"/>
    </style:style>
    <style:style style:name="T20" style:family="text">
      <style:text-properties fo:color="#4f9e00" loext:opacity="100%" fo:font-weight="bold" style:font-weight-asian="bold" style:font-weight-complex="bold"/>
    </style:style>
    <style:style style:name="T21" style:family="text">
      <style:text-properties fo:color="#4f9e00" loext:opacity="100%" fo:font-weight="bold" officeooo:rsid="00041a30" style:font-weight-asian="bold" style:font-weight-complex="bold"/>
    </style:style>
    <style:style style:name="T22" style:family="text">
      <style:text-properties fo:color="#4f9e00" loext:opacity="100%" fo:font-weight="bold" officeooo:rsid="000215b3" style:font-weight-asian="bold" style:font-weight-complex="bold"/>
    </style:style>
    <style:style style:name="T23" style:family="text">
      <style:text-properties fo:color="#000000" loext:opacity="100%" officeooo:rsid="000215b3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000000" loext:opacity="100%" fo:font-weight="bold" officeooo:rsid="000215b3" style:font-weight-asian="bold" style:font-weight-complex="bold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03d1c8"/>
    </style:style>
    <style:style style:name="T28" style:family="text">
      <style:text-properties officeooo:rsid="000fb2da"/>
    </style:style>
    <style:style style:name="T29" style:family="text">
      <style:text-properties officeooo:rsid="001095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9">t</text:span>i<text:span text:style-name="T9">c</text:span>ipant: COAL</text:h>
      <text:p text:style-name="P3"><text:span text:style-name="T6">You are responsible for the </text:span><text:span text:style-name="T2">COAL</text:span><text:span text:style-name="T6"> </text:span><text:span text:style-name="T5">technology </text:span><text:span text:style-name="T6">in the market.</text:span></text:p>
      <text:p text:style-name="P2"><text:span text:style-name="T6">In </text:span><text:span text:style-name="T10">real life,</text:span><text:span text:style-name="T6"> </text:span><text:span text:style-name="T8">a </text:span><text:span text:style-name="T6">bid includes multiple energy and price segments. </text:span><text:span text:style-name="T10">However, for simplicity's sake, </text:span><text:span text:style-name="T5">in this game you will </text:span><text:span text:style-name="T10">only </text:span><text:span text:style-name="T5">offer </text:span><text:span text:style-name="T10">one segment</text:span><text:span text:style-name="T5">. </text:span>Therefore, your bid for a specific round <text:span text:style-name="T5">will </text:span>consist of <text:span text:style-name="T5">the following</text:span>:</text:p>
      <text:list text:style-name="L1">
        <text:list-item>
          <text:p text:style-name="P12"><text:span text:style-name="T5">T</text:span>he <text:span text:style-name="T1">price</text:span> per megawatt-hour (€/MWh) at which you are willing to sell your energy. The minimum value (floor) is 0 €/MWh. The maximum value (cap) is 180 <text:span text:style-name="T29">€</text:span>/M<text:span text:style-name="T5">W</text:span>h.</text:p>
        </text:list-item>
        <text:list-item>
          <text:p text:style-name="P14">The amount of <text:span text:style-name="T1">energy</text:span> you are offering (GWh). The minimum value is 0 GWh. The maximum is 10 GWh.</text:p>
        </text:list-item>
      </text:list>
      <text:h text:style-name="P7" text:outline-level="3">Take into consideration that:</text:h>
      <text:list text:style-name="L2">
        <text:list-item>
          <text:p text:style-name="P13"><text:span text:style-name="T8">Your unitary variable cost associated </text:span><text:span text:style-name="T10">with</text:span><text:span text:style-name="T8"> </text:span><text:span text:style-name="T10">fuel consumption</text:span><text:span text:style-name="T8"> is </text:span><text:span text:style-name="T2">30</text:span><text:span text:style-name="T4"> €/M</text:span><text:span text:style-name="T3">W</text:span><text:span text:style-name="T4">h</text:span><text:span text:style-name="T8">.</text:span></text:p>
        </text:list-item>
        <text:list-item>
          <text:p text:style-name="P9"><text:span text:style-name="T8">Your CO</text:span><text:span text:style-name="T11">2</text:span><text:span text:style-name="T8"> emissions are </text:span><text:span text:style-name="T4">0.8 tCO</text:span><text:span text:style-name="T12">2</text:span><text:span text:style-name="T4">/MWh</text:span><text:span text:style-name="T8"> (only if </text:span><text:span text:style-name="T10">the </text:span><text:span text:style-name="T8">ETS market is active).</text:span></text:p>
        </text:list-item>
        <text:list-item>
          <text:p text:style-name="P10"><text:span text:style-name="T7">Since </text:span><text:span text:style-name="T28">the </text:span><text:span text:style-name="T10">power output </text:span><text:span text:style-name="T28">of </text:span><text:span text:style-name="T7">coal plants can be </text:span><text:span text:style-name="T10">adjusted</text:span><text:span text:style-name="T7">, you </text:span><text:span text:style-name="T28">won’t incur </text:span><text:span text:style-name="T7">penalties. If you sell a certain amount of energy in the market, you will deliver </text:span><text:span text:style-name="T10">exactly </text:span><text:span text:style-name="T7">the same amount of energy at the corresponding hour.</text:span></text:p>
        </text:list-item>
      </text:list>
      <text:p text:style-name="P4">For example, if you sell <text:span text:style-name="T13">8 GWh </text:span><text:span text:style-name="T10">in the market, </text:span><text:span text:style-name="T13">and the market clearing price is 40 €/M</text:span><text:span text:style-name="T10">W</text:span><text:span text:style-name="T13">h:</text:span></text:p>
      <text:list text:style-name="L3">
        <text:list-item>
          <text:p text:style-name="P11"><text:span text:style-name="T13">You earn 8</text:span>x<text:span text:style-name="T13">40 = </text:span><text:span text:style-name="T14">320 thousand €</text:span><text:span text:style-name="T13"> (</text:span><text:span text:style-name="T14">market incomes</text:span><text:span text:style-name="T13">).</text:span></text:p>
        </text:list-item>
        <text:list-item>
          <text:p text:style-name="P11"><text:span text:style-name="T8">You pay 8x30 = </text:span><text:span text:style-name="T16">240 thousand €</text:span><text:span text:style-name="T8"> </text:span>for the fuel consumption <text:span text:style-name="T8">(</text:span><text:span text:style-name="T16">variable cost</text:span><text:span text:style-name="T8">).</text:span></text:p>
        </text:list-item>
        <text:list-item>
          <text:p text:style-name="P11"><text:span text:style-name="T13">Thus</text:span><text:span text:style-name="T23">, overall, </text:span><text:span text:style-name="T25">you earn </text:span><text:span text:style-name="T15">320</text:span><text:span text:style-name="T25">-</text:span><text:span text:style-name="T18">2</text:span><text:span text:style-name="T19">40</text:span><text:span text:style-name="T25"> = </text:span><text:span text:style-name="T21">8</text:span><text:span text:style-name="T22">0 thousand €</text:span><text:span text:style-name="T25"> </text:span><text:span text:style-name="T24">(</text:span><text:span text:style-name="T20">total incomes</text:span><text:span text:style-name="T24">)</text:span><text:span text:style-name="T25">.</text:span></text:p>
        </text:list-item>
      </text:list>
      <text:p text:style-name="P5"/>
      <text:p text:style-name="P6"><text:span text:style-name="T28">A</text:span>ddition<text:span text:style-name="T28">ally</text:span>, if the ETS market were active and the CO<text:span text:style-name="T11">2</text:span> price were 10 €/tCO<text:span text:style-name="T11">2</text:span><text:span text:style-name="T27">, </text:span><text:span text:style-name="T26">your </text:span><text:span text:style-name="T17">variable costs</text:span><text:span text:style-name="T26"> would increase by 10x0.8x8 = </text:span><text:span text:style-name="T17">64 thousand €</text:span><text:span text:style-name="T26">.</text:span></text:p>
      <text:h text:style-name="P8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23T13:46:52.143155579</dc:date>
    <meta:editing-duration>PT38M18S</meta:editing-duration>
    <meta:editing-cycles>13</meta:editing-cycles>
    <meta:generator>LibreOffice/24.2.7.2$Linux_X86_64 LibreOffice_project/420$Build-2</meta:generator>
    <meta:print-date>2026-02-18T10:21:59.807298692</meta:print-date>
    <meta:printed-by>PDF files</meta:printed-by>
    <meta:document-statistic meta:table-count="0" meta:image-count="0" meta:object-count="0" meta:page-count="1" meta:paragraph-count="14" meta:word-count="245" meta:character-count="1349" meta:non-whitespace-character-count="1126"/>
  </office:meta>
</office:document-meta>
</file>